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5.088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0.138cm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fill-color="#ffffff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04cm"/>
    </style:style>
    <style:style style:name="gr7" style:family="graphic" style:parent-style-name="standard">
      <style:graphic-properties draw:stroke="none" svg:stroke-color="#000000" draw:fill="none" draw:fill-color="#ffffff" fo:min-height="1.204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7.9cm" svg:height="7.9cm" svg:x="3.002cm" svg:y="5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5.6cm" svg:x2="9cm" svg:y2="12.3cm">
          <text:p/>
        </draw:line>
        <draw:line draw:style-name="gr2" draw:text-style-name="P2" draw:layer="layout" svg:x1="9.9cm" svg:y1="6.3cm" svg:x2="9.9cm" svg:y2="11.8cm">
          <text:p/>
        </draw:line>
        <draw:custom-shape draw:style-name="gr3" draw:text-style-name="P1" draw:layer="layout" svg:width="0.9cm" svg:height="0.9cm" svg:x="6.7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cm" svg:y1="14.6cm" svg:x2="7.1cm" svg:y2="9.3cm">
          <text:p/>
        </draw:line>
        <draw:line draw:style-name="gr2" draw:text-style-name="P2" draw:layer="layout" svg:x1="9.4cm" svg:y1="9.5cm" svg:x2="9.4cm" svg:y2="14.6cm">
          <text:p/>
        </draw:line>
        <draw:line draw:style-name="gr4" draw:text-style-name="P1" draw:layer="layout" svg:x1="7cm" svg:y1="14cm" svg:x2="9.5cm" svg:y2="14cm">
          <text:p/>
        </draw:line>
        <draw:line draw:style-name="gr5" draw:text-style-name="P2" draw:layer="layout" svg:x1="6.7cm" svg:y1="8.9cm" svg:x2="3.4cm" svg:y2="10.9cm">
          <text:p/>
        </draw:line>
        <draw:line draw:style-name="gr2" draw:text-style-name="P2" draw:layer="layout" svg:x1="5.9cm" svg:y1="5.2cm" svg:x2="3.5cm" svg:y2="7.1cm">
          <text:p/>
        </draw:line>
        <draw:line draw:style-name="gr2" draw:text-style-name="P2" draw:layer="layout" svg:x1="7.2cm" svg:y1="5.1cm" svg:x2="3cm" svg:y2="8.2cm">
          <text:p/>
        </draw:line>
        <draw:line draw:style-name="gr2" draw:text-style-name="P2" draw:layer="layout" svg:x1="7.9cm" svg:y1="5.2cm" svg:x2="2.9cm" svg:y2="9.1cm">
          <text:p/>
        </draw:line>
        <draw:line draw:style-name="gr2" draw:text-style-name="P2" draw:layer="layout" svg:x1="8.8cm" svg:y1="5.6cm" svg:x2="3cm" svg:y2="9.9cm">
          <text:p/>
        </draw:line>
        <draw:line draw:style-name="gr2" draw:text-style-name="P2" draw:layer="layout" svg:x1="9cm" svg:y1="6.8cm" svg:x2="3.3cm" svg:y2="10.8cm">
          <text:p/>
        </draw:line>
        <draw:line draw:style-name="gr2" draw:text-style-name="P2" draw:layer="layout" svg:x1="10.6cm" svg:y1="7.4cm" svg:x2="9.9cm" svg:y2="7.9cm">
          <text:p/>
        </draw:line>
        <draw:line draw:style-name="gr2" draw:text-style-name="P2" draw:layer="layout" svg:x1="10.8cm" svg:y1="8.1cm" svg:x2="9.9cm" svg:y2="8.6cm">
          <text:p/>
        </draw:line>
        <draw:line draw:style-name="gr2" draw:text-style-name="P2" draw:layer="layout" svg:x1="10.9cm" svg:y1="9cm" svg:x2="9.9cm" svg:y2="9.5cm">
          <text:p/>
        </draw:line>
        <draw:line draw:style-name="gr2" draw:text-style-name="P2" draw:layer="layout" svg:x1="10.8cm" svg:y1="10cm" svg:x2="9.8cm" svg:y2="10.4cm">
          <text:p/>
        </draw:line>
        <draw:line draw:style-name="gr2" draw:text-style-name="P2" draw:layer="layout" svg:x1="10.3cm" svg:y1="11cm" svg:x2="10.3cm" svg:y2="10.8cm">
          <text:p/>
        </draw:line>
        <draw:line draw:style-name="gr2" draw:text-style-name="P2" draw:layer="layout" svg:x1="10.4cm" svg:y1="11cm" svg:x2="9.9cm" svg:y2="11.4cm">
          <text:p/>
        </draw:line>
        <draw:line draw:style-name="gr2" draw:text-style-name="P2" draw:layer="layout" svg:x1="9cm" svg:y1="8.4cm" svg:x2="4cm" svg:y2="11.6cm">
          <text:p/>
        </draw:line>
        <draw:line draw:style-name="gr2" draw:text-style-name="P2" draw:layer="layout" svg:x1="9cm" svg:y1="9.5cm" svg:x2="4.5cm" svg:y2="12.2cm">
          <text:p/>
        </draw:line>
        <draw:line draw:style-name="gr2" draw:text-style-name="P2" draw:layer="layout" svg:x1="9cm" svg:y1="10.5cm" svg:x2="5.3cm" svg:y2="12.7cm">
          <text:p/>
        </draw:line>
        <draw:line draw:style-name="gr2" draw:text-style-name="P2" draw:layer="layout" svg:x1="9cm" svg:y1="11.7cm" svg:x2="6.5cm" svg:y2="13cm">
          <text:p/>
        </draw:line>
        <draw:path draw:style-name="gr2" draw:text-style-name="P2" draw:layer="layout" svg:width="1.539cm" svg:height="1.92cm" draw:transform="rotate (-0.66182885235625) translate (7.61900046707275cm 7.7999994004505cm)" svg:viewBox="0 0 1540 1921" svg:d="M0 0c389 0 809 16 1155 260 352 249 314 674 385 1025l-38 484-88 152">
          <text:p/>
        </draw:path>
        <draw:path draw:style-name="gr2" draw:text-style-name="P2" draw:layer="layout" svg:width="0.417cm" svg:height="0.14cm" draw:transform="rotate (-0.844739357965255) translate (7.611cm 7.807cm)" svg:viewBox="0 0 418 141" svg:d="M0 0l418 22-63 119">
          <text:p/>
        </draw:path>
        <draw:path draw:style-name="gr2" draw:text-style-name="P2" draw:layer="layout" svg:width="0.538cm" svg:height="0.044cm" draw:transform="rotate (-0.519584518318712) translate (7.69810342091758cm 7.73535834977592cm)" svg:viewBox="0 0 539 45" svg:d="M0 45l409-9 130-36">
          <text:p/>
        </draw:path>
        <draw:path draw:style-name="gr2" draw:text-style-name="P2" draw:layer="layout" svg:width="0.321cm" svg:height="-0.001cm" draw:transform="rotate (0.419228086329038) translate (7.807cm 8.134cm)" svg:viewBox="0 0 322 0" svg:d="M0 0h322">
          <text:p/>
        </draw:path>
        <draw:path draw:style-name="gr2" draw:text-style-name="P2" draw:layer="layout" svg:width="1.108cm" svg:height="1.332cm" draw:transform="rotate (-0.785398163397448) translate (7.60176614667269cm 8.27123385332731cm)" svg:viewBox="0 0 1109 1333" svg:d="M0 41c457-179 691 276 970 507l139 324-93 415-46 46">
          <text:p/>
        </draw:path>
        <draw:path draw:style-name="gr2" draw:text-style-name="P2" draw:layer="layout" svg:width="0.524cm" svg:height="0.035cm" draw:transform="rotate (-2.15879775179179) translate (7.67323027813732cm 9.49315346729571cm)" svg:viewBox="0 0 525 36" svg:d="M0 36l381-18 144-18">
          <text:p/>
        </draw:path>
        <draw:path draw:style-name="gr2" draw:text-style-name="P2" draw:layer="layout" svg:width="0.326cm" svg:height="0.032cm" svg:x="7.48cm" svg:y="9.832cm" svg:viewBox="0 0 327 33" svg:d="M0 0h327v33">
          <text:p/>
        </draw:path>
        <draw:path draw:style-name="gr2" draw:text-style-name="P2" draw:layer="layout" svg:width="0.117cm" svg:height="-0.001cm" draw:transform="rotate (-2.5560346895457) translate (14.5030055992378cm 13.3930084435068cm)" svg:viewBox="0 0 118 0" svg:d="M0 0h118">
          <text:p/>
        </draw:path>
        <draw:path draw:style-name="gr2" draw:text-style-name="P2" draw:layer="layout" svg:width="0.263cm" svg:height="-0.001cm" draw:transform="rotate (-1.05121180847618) translate (7.57800726896716cm 9.5379958420761cm)" svg:viewBox="0 0 264 0" svg:d="M0 0h264">
          <text:p/>
        </draw:path>
        <draw:path draw:style-name="gr2" draw:text-style-name="P2" draw:layer="layout" svg:width="0.208cm" svg:height="-0.001cm" draw:transform="rotate (-0.893783109946296) translate (7.676cm 9.669cm)" svg:viewBox="0 0 209 0" svg:d="M0 0h209">
          <text:p/>
        </draw:path>
        <draw:frame draw:style-name="gr6" draw:text-style-name="P3" draw:layer="layout" svg:width="1.5cm" svg:height="1.254cm" svg:x="7.4cm" svg:y="13.1cm">
          <draw:text-box>
            <text:p>30</text:p>
          </draw:text-box>
        </draw:frame>
        <draw:frame draw:style-name="gr7" draw:text-style-name="P3" draw:layer="layout" svg:width="1.2cm" svg:height="1.454cm" svg:x="4.1cm" svg:y="9.1cm">
          <draw:text-box>
            <text:p>R</text:p>
          </draw:text-box>
        </draw:frame>
        <draw:frame draw:style-name="gr8" draw:text-style-name="P3" draw:layer="layout" svg:width="0.7cm" svg:height="0.954cm" svg:x="9.3cm" svg:y="5.2cm">
          <draw:text-box>
            <text:p>A</text:p>
          </draw:text-box>
        </draw:frame>
        <draw:frame draw:style-name="gr7" draw:text-style-name="P3" draw:layer="layout" svg:width="1.6cm" svg:height="1.454cm" svg:x="9.5cm" svg:y="11.7cm">
          <draw:text-box>
            <text:p>B</text:p>
          </draw:text-box>
        </draw:frame>
        <draw:frame draw:style-name="gr8" draw:text-style-name="P3" draw:layer="layout" svg:width="0.7cm" svg:height="0.954cm" svg:x="10.1cm" svg:y="8.8cm">
          <draw:text-box>
            <text:p>P</text:p>
          </draw:text-box>
        </draw:frame>
        <draw:frame draw:style-name="gr6" draw:text-style-name="P3" draw:layer="layout" svg:width="0.8cm" svg:height="1.254cm" svg:x="6.5cm" svg:y="7.8cm">
          <draw:text-box>
            <text:p>O</text:p>
          </draw:text-box>
        </draw:frame>
        <draw:path draw:style-name="gr2" draw:text-style-name="P2" draw:layer="layout" svg:width="0.551cm" svg:height="1.048cm" draw:transform="skewX (0.0855211333477222) rotate (2.59565366356597) translate (7.57277102994394cm 7.75930459451351cm)" svg:viewBox="0 0 552 1049" svg:d="M288 1030c224 93 220-183 259-297 57-165-417-245-332-133 128 169 172-222 204-333 57-197-167-266-305-267l-114 73 14 150-4 17">
          <text:p/>
        </draw:path>
        <draw:path draw:style-name="gr2" draw:text-style-name="P2" draw:layer="layout" svg:width="0.927cm" svg:height="0.81cm" draw:transform="skewX (0.500560429471974) rotate (-1.96000474998963) translate (8.35531611041858cm 10.4269729059967cm)" svg:viewBox="0 0 928 811" svg:d="M638 810c114 14 198-62 239-127 47-76 76-176 20-254-48-67-127-107-256-124-58-8-371 74-124 2 96-28 186-135 94-199-74-52-155-110-272-108-111 2-203 46-306 67l-33 1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00:55:02.356068331</meta:creation-date>
    <dc:date>2017-06-26T01:35:47.298435805</dc:date>
    <meta:editing-duration>PT8M40S</meta:editing-duration>
    <meta:editing-cycles>1</meta:editing-cycles>
    <meta:document-statistic meta:object-count="42"/>
    <meta:generator>LibreOffice/5.3.1.2$Linux_X86_64 LibreOffice_project/30m0$Build-2</meta:generator>
  </office:meta>
</office:document-meta>
</file>